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image/png" manifest:full-path="Pictures/100002010000003F00000040166E92FC.png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Version3"/>
  <manifest:file-entry manifest:media-type="" manifest:full-path="Versions/Version4"/>
  <manifest:file-entry manifest:media-type="" manifest:full-path="Versions/Version5"/>
  <manifest:file-entry manifest:media-type="" manifest:full-path="Versions/Version6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fill="solid" draw:fill-color="#ffcc99" draw:textarea-horizontal-align="center" draw:textarea-vertical-align="middle"/>
    </style:style>
    <style:style style:name="gr4" style:family="graphic" style:parent-style-name="standard">
      <style:graphic-properties draw:fill="solid" draw:fill-color="#c0c0c0" draw:textarea-horizontal-align="center" draw:textarea-vertical-align="middle"/>
    </style:style>
    <style:style style:name="gr5" style:family="graphic" style:parent-style-name="standard">
      <style:graphic-properties svg:stroke-width="0.1cm" svg:stroke-color="#eb613d" draw:marker-start-width="0.35cm" draw:marker-end-width="0.35cm" draw:fill="solid" draw:fill-color="#ffcc99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ffcc99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fill="solid" draw:fill-color="#ffcc99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eb613d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fill="solid" draw:fill-color="#ffff99"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fill="solid" draw:fill-color="#ffff99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027cm"/>
    </style:style>
    <style:style style:name="co1" style:family="table-column">
      <style:table-column-properties style:column-width="3.898cm" style:use-optimal-column-width="false"/>
    </style:style>
    <style:style style:name="ro1" style:family="table-row">
      <style:table-row-properties style:row-height="0.837cm"/>
    </style:style>
    <style:style style:name="ro2" style:family="table-row">
      <style:table-row-properties style:row-height="0.836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 fo:border="0.001cm solid #000000"/>
      <style:text-properties fo:font-size="8pt" fo:language="zxx" fo:country="none" fo:font-weight="bold" style:font-size-asian="18pt" style:font-size-complex="18pt" style:font-weight-complex="bold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0.001cm solid #000000"/>
      <style:text-properties fo:font-size="8pt" fo:font-weight="bold" style:font-size-asian="18pt" style:font-size-complex="18pt" style:font-weight-complex="bold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center" fo:border="0.001cm solid #000000"/>
      <style:text-properties fo:font-size="8pt" fo:language="zxx" fo:country="none" style:font-size-asian="18pt" style:font-size-complex="18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text-align="center" fo:border="0.001cm solid #000000"/>
      <style:text-properties fo:font-size="8pt" style:font-size-asian="18pt" style:font-size-complex="18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="0.001cm solid #000000"/>
      <style:text-properties fo:font-size="8pt" fo:language="de" fo:country="CH" style:font-size-asian="18pt" style:font-size-complex="18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 style:text-autospace="none"/>
    </style:style>
    <style:style style:name="P7" style:family="paragraph">
      <style:paragraph-properties fo:text-align="center" style:text-autospace="none"/>
      <style:text-properties fo:font-size="10pt" fo:language="zxx" fo:country="none" style:font-size-asian="10pt" style:font-size-complex="5.69999980926514pt"/>
    </style:style>
    <style:style style:name="P8" style:family="paragraph">
      <style:paragraph-properties style:text-autospace="none"/>
    </style:style>
    <style:style style:name="P9" style:family="paragraph">
      <style:paragraph-properties fo:line-height="100%" fo:text-align="center" style:text-autospace="none"/>
    </style:style>
    <style:style style:name="P10" style:family="paragraph">
      <style:paragraph-properties fo:text-align="center"/>
      <style:text-properties fo:language="zxx" fo:country="none"/>
    </style:style>
    <style:style style:name="P11" style:family="paragraph">
      <style:paragraph-properties fo:text-align="center"/>
      <style:text-properties fo:language="de" fo:country="CH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color="#000000"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8pt" fo:language="zxx" fo:country="none" fo:font-weight="bold" style:font-size-asian="18pt" style:font-size-complex="18pt" style:font-weight-complex="bold"/>
    </style:style>
    <style:style style:name="T7" style:family="text">
      <style:text-properties fo:font-size="8pt" fo:font-weight="bold" style:font-size-asian="18pt" style:font-size-complex="18pt" style:font-weight-complex="bold"/>
    </style:style>
    <style:style style:name="T8" style:family="text">
      <style:text-properties fo:font-size="8pt" fo:language="zxx" fo:country="none" style:font-size-asian="18pt" style:font-size-complex="18pt"/>
    </style:style>
    <style:style style:name="T9" style:family="text">
      <style:text-properties fo:font-size="8pt" style:font-size-asian="18pt" style:font-size-complex="18pt"/>
    </style:style>
    <style:style style:name="T10" style:family="text">
      <style:text-properties fo:font-size="8pt" fo:language="de" fo:country="CH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26.846cm" svg:height="18.5cm" svg:x="1cm" svg:y="1.5cm">
          <text:p text:style-name="P1"><text:span text:style-name="T1">TamaHoming</text:span></text:p>
        </draw:rect>
        <draw:connector draw:style-name="gr2" draw:text-style-name="P3" draw:layer="layout" draw:type="curve" svg:x1="12.2cm" svg:y1="6.25cm" svg:x2="10.95cm" svg:y2="5cm" draw:start-shape="id1" draw:start-glue-point="1" draw:end-shape="id1" draw:end-glue-point="0" svg:d="m12200 6250c751 0 626-876 126-1376s-1376-625-1376 126">
          <text:p/>
        </draw:connector>
        <draw:connector draw:style-name="gr3" draw:text-style-name="P5" draw:layer="layout" draw:type="curve" draw:line-skew="2.619cm" svg:x1="8.278cm" svg:y1="16.266cm" svg:x2="15.957cm" svg:y2="16.321cm" draw:start-shape="id2" draw:end-shape="id3" draw:end-glue-point="3" svg:d="m8278 16266c9688 0 5849 55 7679 55">
          <text:p text:style-name="P4"><text:span text:style-name="T2"/></text:p>
          <text:p text:style-name="P4"><text:span text:style-name="T2">! At Index / </text:span></text:p>
          <text:p text:style-name="P4"><text:span text:style-name="T2">MoveVel</text:span></text:p>
        </draw:connector>
        <draw:circle draw:style-name="gr4" draw:text-style-name="P3" xml:id="id1" draw:id="id1" draw:layer="layout" svg:width="2.5cm" svg:height="2.5cm" svg:x="9.7cm" svg:y="5cm">
          <text:p text:style-name="P4"><text:span text:style-name="T3">Idle || Error</text:span></text:p>
        </draw:circle>
        <draw:circle draw:style-name="gr5" draw:text-style-name="P7" xml:id="id2" draw:id="id2" draw:layer="layout" svg:width="2.299cm" svg:height="2.299cm" svg:x="5.979cm" svg:y="15.117cm">
          <text:p text:style-name="P6"><text:span text:style-name="T4">CheckFor-</text:span></text:p>
          <text:p text:style-name="P6"><text:span text:style-name="T4">HomingAction</text:span></text:p>
        </draw:circle>
        <draw:circle draw:style-name="gr5" draw:text-style-name="P3" xml:id="id3" draw:id="id3" draw:layer="layout" svg:width="2.157cm" svg:height="2.157cm" svg:x="15.957cm" svg:y="15.243cm">
          <text:p text:style-name="P4"><text:span text:style-name="T3">Search-</text:span></text:p>
          <text:p text:style-name="P4"><text:span text:style-name="T3">Index</text:span></text:p>
        </draw:circle>
        <draw:connector draw:style-name="gr3" draw:text-style-name="P5" draw:layer="layout" draw:type="curve" svg:x1="22.65cm" svg:y1="15.6cm" svg:x2="22.7cm" svg:y2="14.296cm" draw:start-shape="id4" draw:start-glue-point="0" draw:end-shape="id5" draw:end-glue-point="2" svg:d="m22650 15600c0-1014 50-362 50-1304">
          <text:p text:style-name="P4"><text:span text:style-name="T2">done</text:span></text:p>
        </draw:connector>
        <draw:circle draw:style-name="gr5" draw:text-style-name="P5" xml:id="id4" draw:id="id4" draw:layer="layout" svg:width="1.5cm" svg:height="1.5cm" svg:x="21.9cm" svg:y="15.6cm">
          <text:p text:style-name="P4"><text:span text:style-name="T2">WaitMove-</text:span></text:p>
          <text:p text:style-name="P4"><text:span text:style-name="T2">Done</text:span></text:p>
        </draw:circle>
        <draw:circle draw:style-name="gr6" draw:text-style-name="P7" xml:id="id5" draw:id="id5" draw:layer="layout" svg:width="2.5cm" svg:height="2.5cm" svg:x="21.45cm" svg:y="11.796cm">
          <text:p text:style-name="P8"><text:span text:style-name="T5">SetPosition</text:span></text:p>
        </draw:circle>
        <draw:connector draw:style-name="gr7" draw:text-style-name="P3" draw:layer="layout" draw:type="curve" svg:x1="23.4cm" svg:y1="16.35cm" svg:x2="22.65cm" svg:y2="17.1cm" draw:start-shape="id4" draw:end-shape="id4" draw:end-glue-point="2" svg:d="m23400 16350c825 0 687 650 294 1044s-1044 531-1044-294">
          <text:p/>
        </draw:connector>
        <draw:connector draw:style-name="gr3" draw:text-style-name="P3" draw:layer="layout" draw:type="curve" svg:x1="18.114cm" svg:y1="16.321cm" svg:x2="21.9cm" svg:y2="16.35cm" draw:start-shape="id3" draw:start-glue-point="1" draw:end-shape="id4" draw:end-glue-point="3" svg:d="m18114 16321c2839 0 947 29 3786 29">
          <text:p text:style-name="P4"><text:span text:style-name="T2">Index Latched/</text:span></text:p>
          <text:p text:style-name="P4"><text:span text:style-name="T2">A: safe IdxPos,</text:span></text:p>
          <text:p text:style-name="P4"><text:span text:style-name="T2">MoveAbs</text:span></text:p>
        </draw:connector>
        <draw:circle draw:style-name="gr6" draw:text-style-name="P7" xml:id="id6" draw:id="id6" draw:layer="layout" svg:width="2.168cm" svg:height="2.168cm" svg:x="21.611cm" svg:y="7.204cm">
          <text:p text:style-name="P8"><text:span text:style-name="T5">WaitPosition-</text:span></text:p>
          <text:p text:style-name="P9"><text:span text:style-name="T5">Set</text:span></text:p>
        </draw:circle>
        <draw:connector draw:style-name="gr7" draw:text-style-name="P3" draw:layer="layout" draw:type="curve" svg:x1="23.779cm" svg:y1="8.288cm" svg:x2="22.695cm" svg:y2="7.204cm" draw:start-shape="id6" draw:start-glue-point="1" draw:end-shape="id6" draw:end-glue-point="0" svg:d="m23779 8288c751 0 626-793 168-1252s-1252-583-1252 168">
          <text:p/>
        </draw:connector>
        <draw:connector draw:style-name="gr3" draw:text-style-name="P3" draw:layer="layout" draw:type="curve" svg:x1="22.7cm" svg:y1="11.796cm" svg:x2="22.695cm" svg:y2="9.372cm" draw:start-shape="id5" draw:start-glue-point="0" draw:end-shape="id6" svg:d="m22700 11796c0-1818-5-606-5-2424">
          <text:p text:style-name="P4"><text:span text:style-name="T2">- /</text:span></text:p>
          <text:p text:style-name="P4"><text:span text:style-name="T2">A: setPosition</text:span></text:p>
        </draw:connector>
        <draw:connector draw:style-name="gr8" draw:text-style-name="P5" draw:layer="layout" draw:type="curve" svg:x1="15.4cm" svg:y1="8.25cm" svg:x2="10.95cm" svg:y2="7.5cm" draw:start-shape="id7" draw:start-glue-point="3" draw:end-shape="id1" draw:end-glue-point="2" svg:d="m15400 8250c-2967 0-4450-250-4450-750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done</text:span></text:p>
        </draw:connector>
        <draw:circle draw:style-name="gr5" draw:text-style-name="P5" xml:id="id7" draw:id="id7" draw:layer="layout" svg:width="1.5cm" svg:height="1.5cm" svg:x="15.4cm" svg:y="7.5cm">
          <text:p text:style-name="P4"><text:span text:style-name="T2">WaitMove-</text:span></text:p>
          <text:p text:style-name="P4"><text:span text:style-name="T2">Done</text:span></text:p>
        </draw:circle>
        <draw:connector draw:style-name="gr7" draw:text-style-name="P3" draw:layer="layout" draw:type="curve" svg:x1="16.15cm" svg:y1="9cm" svg:x2="16.9cm" svg:y2="8.25cm" draw:start-shape="id7" draw:start-glue-point="2" draw:end-shape="id7" draw:end-glue-point="1" svg:d="m16150 9000c0 825 650 687 1044 294s531-1044-294-1044">
          <text:p/>
        </draw:connector>
        <draw:connector draw:style-name="gr3" draw:text-style-name="P3" draw:layer="layout" draw:type="curve" svg:x1="21.611cm" svg:y1="8.288cm" svg:x2="16.9cm" svg:y2="8.25cm" draw:start-shape="id6" draw:start-glue-point="3" draw:end-shape="id7" draw:end-glue-point="1" svg:d="m21611 8288c-3496 0-1141-38-4711-38">
          <text:p text:style-name="P4"><text:span text:style-name="T3"><text:s/></text:span><text:span text:style-name="T2"><text:s/></text:span><text:span text:style-name="T2">PosSet / </text:span></text:p>
          <text:p text:style-name="P4"><text:span text:style-name="T2">A: MoveAbs 0</text:span></text:p>
          <text:p text:style-name="P4"><text:span text:style-name="T3"/></text:p>
        </draw:connector>
        <draw:circle draw:style-name="gr9" draw:text-style-name="P5" xml:id="id9" draw:id="id9" draw:layer="layout" svg:width="1.5cm" svg:height="1.5cm" svg:x="1.9cm" svg:y="3.1cm">
          <text:p text:style-name="P4"><text:span text:style-name="T2">WaitMove-</text:span></text:p>
          <text:p text:style-name="P4"><text:span text:style-name="T2">Done</text:span></text:p>
        </draw:circle>
        <draw:connector draw:style-name="gr10" draw:text-style-name="P5" draw:layer="layout" draw:type="curve" svg:x1="2.646cm" svg:y1="6.46cm" svg:x2="2.65cm" svg:y2="4.6cm" draw:start-shape="id8" draw:start-glue-point="0" draw:end-shape="id9" draw:end-glue-point="2" svg:d="m2646 6460c0-1395 4-465 4-1860">
          <text:p text:style-name="P4"><text:span text:style-name="T2">stop</text:span></text:p>
        </draw:connector>
        <draw:ellipse draw:style-name="gr9" draw:text-style-name="P3" xml:id="id8" draw:id="id8" draw:layer="layout" svg:width="2.508cm" svg:height="2.34cm" svg:x="1.392cm" svg:y="6.46cm">
          <text:p text:style-name="P4"><text:span text:style-name="T3">handle</text:span></text:p>
          <text:p text:style-name="P4"><text:span text:style-name="T3">StopReq || </text:span></text:p>
          <text:p text:style-name="P4"><text:span text:style-name="T3">Error</text:span></text:p>
        </draw:ellipse>
        <draw:connector draw:style-name="gr8" draw:text-style-name="P5" draw:layer="layout" draw:type="curve" svg:x1="3.4cm" svg:y1="3.85cm" svg:x2="10.95cm" svg:y2="5cm" draw:start-shape="id9" draw:start-glue-point="1" draw:end-shape="id1" draw:end-glue-point="0" svg:d="m3400 3850c5034 0 7550 383 7550 1150">
          <text:p text:style-name="P4"><text:span text:style-name="T2">Done /</text:span></text:p>
          <text:p text:style-name="P4"><text:span text:style-name="T2">A: Restore</text:span></text:p>
        </draw:connector>
        <draw:connector draw:style-name="gr11" draw:text-style-name="P3" draw:layer="layout" draw:type="curve" svg:x1="3.4cm" svg:y1="3.85cm" svg:x2="2.65cm" svg:y2="4.6cm" draw:start-shape="id9" draw:start-glue-point="1" draw:end-shape="id9" draw:end-glue-point="2" svg:d="m3400 3850c751 0 626 626 251 1001s-1001 500-1001-251">
          <text:p/>
        </draw:connector>
        <draw:connector draw:style-name="gr2" draw:text-style-name="P5" draw:layer="layout" draw:type="curve" svg:x1="9.7cm" svg:y1="6.25cm" svg:x2="7.128cm" svg:y2="15.117cm" draw:start-shape="id1" draw:start-glue-point="3" draw:end-shape="id2" draw:end-glue-point="0" svg:d="m9700 6250c-1715 0-2572 2955-2572 8867">
          <text:p/>
        </draw:connector>
        <draw:connector draw:style-name="gr3" draw:text-style-name="P5" draw:layer="layout" draw:type="curve" svg:x1="8.278cm" svg:y1="16.266cm" svg:x2="11.642cm" svg:y2="13.965cm" draw:start-shape="id2" draw:start-glue-point="1" draw:end-shape="id10" svg:d="m8278 16266c2523 0 841-2301 3364-2301">
          <text:p text:style-name="P4"><text:span text:style-name="T2">At Index /</text:span></text:p>
          <text:p text:style-name="P4"><text:span text:style-name="T2">-MoveVel</text:span></text:p>
        </draw:connector>
        <draw:circle draw:style-name="gr5" draw:text-style-name="P3" xml:id="id10" draw:id="id10" draw:layer="layout" svg:width="2.169cm" svg:height="2.169cm" svg:x="11.642cm" svg:y="12.881cm">
          <text:p text:style-name="P4"><text:span text:style-name="T3">WaitIndex-</text:span></text:p>
          <text:p text:style-name="P4"><text:span text:style-name="T3">Cleared</text:span></text:p>
        </draw:circle>
        <draw:connector draw:style-name="gr3" draw:text-style-name="P5" draw:layer="layout" draw:type="curve" svg:x1="8.792cm" svg:y1="12.501cm" svg:x2="7.128cm" svg:y2="15.117cm" draw:start-shape="id11" draw:start-glue-point="3" draw:end-shape="id2" draw:end-glue-point="0" svg:d="m8792 12501c-1110 0-1664 872-1664 2616">
          <text:p text:style-name="P4"><text:span text:style-name="T2">done</text:span></text:p>
        </draw:connector>
        <draw:circle draw:style-name="gr5" draw:text-style-name="P5" xml:id="id11" draw:id="id11" draw:layer="layout" svg:width="1.5cm" svg:height="1.5cm" svg:x="8.792cm" svg:y="11.751cm">
          <text:p text:style-name="P4"><text:span text:style-name="T2">WaitMove-</text:span></text:p>
          <text:p text:style-name="P4"><text:span text:style-name="T2">Done</text:span></text:p>
        </draw:circle>
        <draw:connector draw:style-name="gr7" draw:text-style-name="P3" draw:layer="layout" draw:type="curve" svg:x1="8.792cm" svg:y1="12.501cm" svg:x2="9.542cm" svg:y2="11.751cm" draw:start-shape="id11" draw:start-glue-point="3" draw:end-shape="id11" draw:end-glue-point="0" svg:d="m8792 12501c-825 0-687-650-294-1044s1044-531 1044 294">
          <text:p/>
        </draw:connector>
        <draw:connector draw:style-name="gr3" draw:text-style-name="P3" draw:layer="layout" draw:type="curve" svg:x1="12.726cm" svg:y1="12.881cm" svg:x2="9.542cm" svg:y2="11.751cm" draw:start-shape="id10" draw:start-glue-point="0" draw:end-shape="id11" draw:end-glue-point="0" svg:d="m12726 12881c0-2520-3184-1955-3184-1130">
          <text:p text:style-name="P4"><text:span text:style-name="T2">!At Index /</text:span></text:p>
          <text:p text:style-name="P4"><text:span text:style-name="T2">Stop</text:span></text:p>
        </draw:connector>
        <draw:frame draw:style-name="gr12" draw:layer="layout" svg:width="2.874cm" svg:height="1.523cm" svg:x="6.527cm" svg:y="6.33cm">
          <draw:text-box>
            <text:p text:style-name="P4"><text:span text:style-name="T2">E: StartHoming </text:span></text:p>
            <text:p text:style-name="P4"><text:span text:style-name="T2">A: Setup,</text:span></text:p>
            <text:p text:style-name="P4"><text:span text:style-name="T2">GetSearch-Parameters</text:span></text:p>
          </draw:text-box>
        </draw:frame>
        <draw:connector draw:style-name="gr7" draw:text-style-name="P3" draw:layer="layout" draw:type="curve" svg:x1="18.114cm" svg:y1="16.321cm" svg:x2="17.035cm" svg:y2="17.4cm" draw:start-shape="id3" draw:start-glue-point="1" draw:end-shape="id3" draw:end-glue-point="2" svg:d="m18114 16321c825 0 687 815 212 1291s-1291 613-1291-212">
          <text:p/>
        </draw:connector>
        <draw:connector draw:style-name="gr7" draw:text-style-name="P3" draw:layer="layout" draw:type="curve" svg:x1="13.811cm" svg:y1="13.965cm" svg:x2="12.726cm" svg:y2="12.881cm" draw:start-shape="id10" draw:start-glue-point="1" draw:end-shape="id10" draw:end-glue-point="0" svg:d="m13811 13965c825 0 687-817 210-1295s-1295-614-1295 211">
          <text:p/>
        </draw:connector>
      </draw:page>
      <draw:page draw:name="page2" draw:style-name="dp1" draw:master-page-name="Standard">
        <draw:frame draw:style-name="standard" draw:layer="layout" svg:width="7.795cm" svg:height="17.575cm" svg:x="0.837cm" svg:y="2.214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10"><text:span text:style-name="T6">GenPurp</text:span></text:p>
              </table:table-cell>
              <table:table-cell table:style-name="ce2">
                <text:p text:style-name="P4"><text:span text:style-name="T7">Homing</text:span></text:p>
              </table:table-cell>
            </table:table-row>
            <table:table-row table:style-name="ro1">
              <table:table-cell table:style-name="ce3">
                <text:p text:style-name="P10"><text:span text:style-name="T8">Var0</text:span></text:p>
              </table:table-cell>
              <table:table-cell table:style-name="ce4">
                <text:p text:style-name="P4"><text:span text:style-name="T9">searchSpeed</text:span></text:p>
              </table:table-cell>
            </table:table-row>
            <table:table-row table:style-name="ro1">
              <table:table-cell table:style-name="ce3">
                <text:p text:style-name="P10"><text:span text:style-name="T8">Var1</text:span></text:p>
              </table:table-cell>
              <table:table-cell table:style-name="ce4">
                <text:p text:style-name="P4"><text:span text:style-name="T9">-</text:span></text:p>
              </table:table-cell>
            </table:table-row>
            <table:table-row table:style-name="ro1">
              <table:table-cell table:style-name="ce3">
                <text:p text:style-name="P10"><text:span text:style-name="T8">Var2</text:span></text:p>
              </table:table-cell>
              <table:table-cell table:style-name="ce4">
                <text:p text:style-name="P4"><text:span text:style-name="T9">-</text:span></text:p>
              </table:table-cell>
            </table:table-row>
            <table:table-row table:style-name="ro1">
              <table:table-cell table:style-name="ce3">
                <text:p text:style-name="P10"><text:span text:style-name="T8">Var3</text:span></text:p>
              </table:table-cell>
              <table:table-cell table:style-name="ce4">
                <text:p text:style-name="P4"><text:span text:style-name="T9">-</text:span></text:p>
              </table:table-cell>
            </table:table-row>
            <table:table-row table:style-name="ro1">
              <table:table-cell table:style-name="ce3">
                <text:p text:style-name="P10"><text:span text:style-name="T8">Var4</text:span></text:p>
              </table:table-cell>
              <table:table-cell table:style-name="ce4">
                <text:p text:style-name="P4"><text:span text:style-name="T9">-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8">Var5</text:span></text:p>
              </table:table-cell>
              <table:table-cell>
                <text:p text:style-name="P10"><text:span text:style-name="T8">-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8">Var6</text:span></text:p>
              </table:table-cell>
              <table:table-cell>
                <text:p text:style-name="P10"><text:span text:style-name="T8">-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8">Var7</text:span></text:p>
              </table:table-cell>
              <table:table-cell>
                <text:p text:style-name="P10"><text:span text:style-name="T8">-</text:span></text:p>
              </table:table-cell>
            </table:table-row>
            <table:table-row table:style-name="ro1">
              <table:table-cell table:style-name="ce3">
                <text:p text:style-name="P10"><text:span text:style-name="T8">Var8</text:span></text:p>
              </table:table-cell>
              <table:table-cell table:style-name="ce5">
                <text:p text:style-name="P11"><text:span text:style-name="T10">-</text:span></text:p>
              </table:table-cell>
            </table:table-row>
            <table:table-row table:style-name="ro1">
              <table:table-cell table:style-name="ce3">
                <text:p text:style-name="P10"><text:span text:style-name="T8">Var9</text:span></text:p>
              </table:table-cell>
              <table:table-cell table:style-name="ce5">
                <text:p text:style-name="P11"><text:span text:style-name="T10">-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8">Var10</text:span></text:p>
              </table:table-cell>
              <table:table-cell>
                <text:p text:style-name="P10"><text:span text:style-name="T8">-</text:span></text:p>
              </table:table-cell>
            </table:table-row>
            <table:table-row table:style-name="ro1">
              <table:table-cell table:style-name="ce3">
                <text:p text:style-name="P10"><text:span text:style-name="T8">Var11</text:span></text:p>
              </table:table-cell>
              <table:table-cell table:style-name="ce5">
                <text:p text:style-name="P11"><text:span text:style-name="T10">-</text:span></text:p>
              </table:table-cell>
            </table:table-row>
            <table:table-row table:style-name="ro1">
              <table:table-cell table:style-name="ce3">
                <text:p text:style-name="P10"><text:span text:style-name="T8">Var12</text:span></text:p>
              </table:table-cell>
              <table:table-cell table:style-name="ce5">
                <text:p text:style-name="P11"><text:span text:style-name="T10">-</text:span></text:p>
              </table:table-cell>
            </table:table-row>
            <table:table-row table:style-name="ro1">
              <table:table-cell table:style-name="ce3">
                <text:p text:style-name="P10"><text:span text:style-name="T8">Var13</text:span></text:p>
              </table:table-cell>
              <table:table-cell table:style-name="ce5">
                <text:p text:style-name="P11"><text:span text:style-name="T10">-</text:span></text:p>
              </table:table-cell>
            </table:table-row>
            <table:table-row table:style-name="ro1">
              <table:table-cell table:style-name="ce3">
                <text:p text:style-name="P10"><text:span text:style-name="T8">Var14</text:span></text:p>
              </table:table-cell>
              <table:table-cell table:style-name="ce5">
                <text:p text:style-name="P11"><text:span text:style-name="T10">-</text:span></text:p>
              </table:table-cell>
            </table:table-row>
            <table:table-row table:style-name="ro1">
              <table:table-cell table:style-name="ce3">
                <text:p text:style-name="P10"><text:span text:style-name="T8">Var15</text:span></text:p>
              </table:table-cell>
              <table:table-cell table:style-name="ce5">
                <text:p text:style-name="P11"><text:span text:style-name="T10">-</text:span></text:p>
              </table:table-cell>
            </table:table-row>
            <table:table-row table:style-name="ro1">
              <table:table-cell table:style-name="ce3">
                <text:p text:style-name="P10"><text:span text:style-name="T8">Var16</text:span></text:p>
              </table:table-cell>
              <table:table-cell table:style-name="ce5">
                <text:p text:style-name="P11"><text:span text:style-name="T10">-</text:span></text:p>
              </table:table-cell>
            </table:table-row>
            <table:table-row table:style-name="ro1">
              <table:table-cell table:style-name="ce3">
                <text:p text:style-name="P10"><text:span text:style-name="T8">IntVar0</text:span></text:p>
              </table:table-cell>
              <table:table-cell table:style-name="ce4">
                <text:p text:style-name="P4"><text:span text:style-name="T9">homingDirectionPositive</text:span></text:p>
              </table:table-cell>
            </table:table-row>
            <table:table-row table:style-name="ro1">
              <table:table-cell table:style-name="ce3">
                <text:p text:style-name="P10"><text:span text:style-name="T8">IntVar1</text:span></text:p>
              </table:table-cell>
              <table:table-cell table:style-name="ce4">
                <text:p text:style-name="P4"><text:span text:style-name="T9">IndexLogicNegative</text:span></text:p>
              </table:table-cell>
            </table:table-row>
            <table:table-row table:style-name="ro2">
              <table:table-cell table:style-name="ce3">
                <text:p text:style-name="P10"><text:span text:style-name="T8">IntVar2</text:span></text:p>
              </table:table-cell>
              <table:table-cell table:style-name="ce4">
                <text:p text:style-name="P4"><text:span text:style-name="T9">-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0.4cm" fo:margin-bottom="0.4cm" fo:margin-left="0.4cm" fo:margin-right="0.4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5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924cm"/>
    </style:style>
    <style:style style:name="MP1" style:family="paragraph">
      <style:text-properties fo:font-size="18pt" style:text-underline-style="solid" style:text-underline-width="auto" style:text-underline-color="font-color"/>
    </style:style>
    <style:style style:name="MP2" style:family="paragraph">
      <style:paragraph-properties fo:text-align="center"/>
    </style:style>
    <style:style style:name="MP3" style:family="paragraph">
      <style:text-properties fo:font-size="10pt" style:font-size-asian="10pt" style:font-size-complex="10pt"/>
    </style:style>
    <style:style style:name="MT1" style:family="text">
      <style:text-properties fo:font-size="18pt" style:text-underline-style="solid" style:text-underline-width="auto" style:text-underline-color="font-color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text-style-name="MP1" draw:layer="backgroundobjects" svg:width="12.09cm" svg:height="0.963cm" svg:x="0.501cm" svg:y="0.501cm">
        <draw:text-box>
          <text:p><text:span text:style-name="MT1">HomingTamaStateMachine</text:span></text:p>
        </draw:text-box>
      </draw:frame>
      <draw:frame draw:style-name="Mgr2" draw:text-style-name="MP2" draw:layer="backgroundobjects" svg:width="1.286cm" svg:height="1.307cm" svg:x="27.982cm" svg:y="0.55cm">
        <draw:image xlink:href="Pictures/100002010000003F00000040166E92FC.png" xlink:type="simple" xlink:show="embed" xlink:actuate="onLoad">
          <text:p/>
        </draw:image>
      </draw:frame>
      <draw:frame draw:style-name="Mgr3" draw:text-style-name="MP3" draw:layer="backgroundobjects" svg:width="12.424cm" svg:height="0.64cm" svg:x="16.9cm" svg:y="20.06cm">
        <draw:text-box>
          <text:p><text:span text:style-name="MT2">AB, 18.12.2012, </text:span><text:span text:style-name="MT2"><text:file-name text:display="full">D:\SVNRoot\Drive\src\vs\prj\Triamec\Tam\Samples\Tama Library\Tama Library\Homing\AxisTamaDrive.odg</text:file-name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oldi Bischof</meta:initial-creator>
    <meta:creation-date>2011-09-19T19:27:31.75</meta:creation-date>
    <dc:date>2012-12-20T09:06:33.34</dc:date>
    <dc:creator>Arnold Bischof</dc:creator>
    <meta:editing-duration>P2DT13H21M15S</meta:editing-duration>
    <meta:editing-cycles>79</meta:editing-cycles>
    <meta:generator>OpenOffice.org/3.4.1$Win32 OpenOffice.org_project/341m1$Build-9593</meta:generator>
    <meta:printed-by>Arnold Bischof</meta:printed-by>
    <meta:print-date>2012-02-13T14:51:55.75</meta:print-date>
    <meta:document-statistic meta:object-count="37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ion 1: official Release 1.0" VL:creator="Arnold Bischof" dc:date-time="2011-11-29T10:12:08"/>
  <VL:version-entry VL:title="Version2" VL:comment="Version2: reworked Version (enhanced homing, atonomous moves)" VL:creator="Arnold Bischof" dc:date-time="2011-11-29T11:29:23"/>
  <VL:version-entry VL:title="Version3" VL:comment="Version 3: removed AbsMove to 0 after SetPosition, no longer search index if at index in edge " VL:creator="Arnold Bischof" dc:date-time="2012-01-09T16:10:16"/>
  <VL:version-entry VL:title="Version4" VL:comment="Version 4: additional ignore indes at edges" VL:creator="Arnold Bischof" dc:date-time="2012-01-10T17:28:56"/>
  <VL:version-entry VL:title="Version5" VL:comment="Version 5: let axis run into axis error if axis is in edge during ignore phase" VL:creator="Arnold Bischof" dc:date-time="2012-02-13T14:30:32"/>
  <VL:version-entry VL:title="Version6" VL:comment="Version6: moveBack if axis is in edge at start of homing, implemented new function for DelayMoveWithSynchOut " VL:creator="Arnold Bischof" dc:date-time="2012-02-14T15:13:36"/>
</VL:version-list>
</file>